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ourier 10 Pitch"/>
    </style:style>
    <style:style style:name="P2" style:family="paragraph" style:parent-style-name="Standard">
      <style:text-properties officeooo:rsid="001da71b" officeooo:paragraph-rsid="001da71b"/>
    </style:style>
    <style:style style:name="P3" style:family="paragraph" style:parent-style-name="Standard">
      <style:paragraph-properties fo:text-align="center" style:justify-single-word="false" fo:break-before="page"/>
      <style:text-properties fo:font-size="16pt" fo:font-weight="bold" officeooo:rsid="001da71b" officeooo:paragraph-rsid="001da71b" fo:background-color="#ffff00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officeooo:rsid="001da71b" officeooo:paragraph-rsid="001da71b" style:font-size-asian="12pt" style:font-size-complex="12pt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7" style:family="paragraph" style:parent-style-name="Preformatted_20_Text">
      <loext:graphic-properties draw:fill="solid" draw:fill-color="#000000" draw:opacity="100%"/>
      <style:paragraph-properties fo:background-color="#000000" style:shadow="#808080 0.18cm 0.18cm"/>
      <style:text-properties style:font-name="Courier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fo:background-color="#33ff99" loext:char-shading-value="0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3" style:family="text">
      <style:text-properties fo:color="#00ff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4" style:family="text"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it P1 et P2 des programmes mettant à jour une zone de mémoire partagée.</text:p>
      <text:p text:style-name="Standard">P1 met continuellement à jour les champs temp et press.</text:p>
      <text:p text:style-name="Standard">P2 met continuellement <text:s/>à jour le champ ordre.<draw:g text:anchor-type="as-char" svg:y="0.125cm" draw:z-index="0" draw:style-name="gr1"><draw:custom-shape draw:style-name="gr2" draw:text-style-name="P9" xml:id="id1" draw:id="id1" svg:width="2.5cm" svg:height="2.5cm" svg:x="0cm" svg:y="0cm"><text:p text:style-name="P8"><text:span text:style-name="T2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10" xml:id="id3" draw:id="id3" svg:width="2.5cm" svg:height="2.502cm" svg:x="12.501cm" svg:y="0.499cm"><text:p text:style-name="P8"><text:span text:style-name="T2">P2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11" xml:id="id4" draw:id="id4" svg:width="2.5cm" svg:height="2.502cm" svg:x="6.2cm" svg:y="5.8cm"><text:p text:style-name="P8"><text:span text:style-name="T2">P3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12" xml:id="id2" draw:id="id2" svg:width="6.002cm" svg:height="3.001cm" svg:x="4.5cm" svg:y="1.499cm"><text:p text:style-name="P8"><text:span text:style-name="T3">float temp;</text:span></text:p><text:p text:style-name="P8"><text:span text:style-name="T3">int press;</text:span></text:p><text:p text:style-name="P8"><text:span text:style-name="T4">char ordre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11" draw:type="line" svg:x1="2.499cm" svg:y1="1.251cm" svg:x2="4.5cm" svg:y2="2.999cm" draw:start-shape="id1" draw:start-glue-point="10" draw:end-shape="id2" svg:d="M2499 1376l2001 1748" svg:viewBox="0 0 2002 1750"><text:p/></draw:connector><draw:connector draw:style-name="gr6" draw:text-style-name="P11" draw:type="line" svg:x1="12.501cm" svg:y1="1.75cm" svg:x2="10.5cm" svg:y2="2.999cm" draw:start-shape="id3" draw:start-glue-point="6" draw:end-shape="id2" svg:d="M12501 1875l-2001 1249" svg:viewBox="0 0 2002 1251"><text:p/></draw:connector><draw:connector draw:style-name="gr6" draw:text-style-name="P11" draw:type="line" svg:x1="7.5cm" svg:y1="4.5cm" svg:x2="7.451cm" svg:y2="5.8cm" draw:start-shape="id2" draw:start-glue-point="2" draw:end-shape="id4" draw:end-glue-point="4" svg:d="M7500 4625l-49 1300" svg:viewBox="0 0 51 1302"><text:p/></draw:connector></draw:g></text:p>
      <text:p text:style-name="Standard">P3 affiche continuellement <text:s/>les valeurs de tous les champs de la zone de mémoire partagée.</text:p>
      <text:p text:style-name="Standard"/>
      <text:p text:style-name="Standard">1) Définissez une structure de données pour la zone de mémoire partagée.</text:p>
      <text:p text:style-name="Standard">2) Codez P1, P2 et P3 (la valeur de la clef pour la mémoire partagée sera 1234).</text:p>
      <text:p text:style-name="Standard"/>
      <text:p text:style-name="Standard"/>
      <text:p text:style-name="Standard">On fournit les fonctions suivantes qui permettent de générer des valeurs aléatoires de type réel ou entier.</text:p>
      <text:p text:style-name="Standard"/>
      <text:p text:style-name="P1"><text:bookmark-start text:name="__DdeLink__186_4225169280"/>#include &lt;sys/types.h&gt; </text:p>
      <text:p text:style-name="P1">#include &lt;sys/shm.h&gt; </text:p>
      <text:p text:style-name="P1">#include &lt;sys/ipc.h&gt; </text:p>
      <text:p text:style-name="P1">#include &lt;errno.h&gt; </text:p>
      <text:p text:style-name="P1">#include &lt;time.h&gt; </text:p>
      <text:p text:style-name="P1">#include &lt;unistd.h&gt;<text:bookmark-end text:name="__DdeLink__186_4225169280"/> </text:p>
      <text:p text:style-name="P1">#include &lt;stdlib.h&gt; </text:p>
      <text:p text:style-name="P1">#include &lt;stdio.h&gt;</text:p>
      <text:p text:style-name="P1"/>
      <text:p text:style-name="P1"><text:bookmark-start text:name="__DdeLink__188_4225169280"/>float randomF(){ </text:p>
      <text:p text:style-name="P1"><text:tab/>return ((float)100.0*(rand()/(RAND_MAX+0.1))); </text:p>
      <text:p text:style-name="P1">} </text:p>
      <text:p text:style-name="P1"/>
      <text:p text:style-name="P1">int randomI(){ </text:p>
      <text:p text:style-name="P1"><text:tab/>return ((int)100.0*(rand()/(RAND_MAX+0.1))); </text:p>
      <text:p text:style-name="P1">}<text:bookmark-end text:name="__DdeLink__188_4225169280"/></text:p>
      <text:p text:style-name="Standard"/>
      <text:p text:style-name="Standard"/>
      <text:p text:style-name="P2"/>
      <text:p text:style-name="P3">Procédure pour la création d'une clef pour la mémoire partagée</text:p>
      <text:p text:style-name="P5"/>
      <text:p text:style-name="P5">En ligne de commande tapez: </text:p>
      <text:p text:style-name="P7">touch /tmp/bidon</text:p>
      <text:p text:style-name="P4"/>
      <text:p text:style-name="P5">Dans Votre programme :</text:p>
      <text:p text:style-name="P4">int main(int argc, char *argv[])</text:p>
      <text:p text:style-name="P4">{</text:p>
      <text:p text:style-name="P4"><text:s text:c="8"/>int id ;</text:p>
      <text:p text:style-name="P4"><text:s text:c="8"/>key_t clef;</text:p>
      <text:p text:style-name="P4"><text:s text:c="8"/><text:span text:style-name="T1">clef = ftok("/tmp/bidon",'a'); <text:s/>// generation d'une clef</text:span></text:p>
      <text:p text:style-name="P4"><text:s text:c="8"/>id = shmget(clef,...)</text:p>
      <text:p text:style-name="P4"><text:s text:c="8"/>...</text:p>
      <text:p text:style-name="P4"/>
      <text:p text:style-name="P6">}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11-18T17:31:31</meta:creation-date>
    <dc:date>2020-10-12T11:41:09.226894983</dc:date>
    <meta:editing-cycles>7</meta:editing-cycles>
    <meta:editing-duration>PT41M12S</meta:editing-duration>
    <meta:document-statistic meta:table-count="0" meta:image-count="0" meta:object-count="0" meta:page-count="2" meta:paragraph-count="33" meta:word-count="163" meta:character-count="1113" meta:non-whitespace-character-count="925"/>
    <meta:user-defined meta:name="Info 1"/>
    <meta:user-defined meta:name="Info 2"/>
    <meta:user-defined meta:name="Info 3"/>
    <meta:user-defined meta:name="Info 4"/>
  </office:meta>
</office:document-meta>
</file>